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7bed" officeooo:paragraph-rsid="00187be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officeooo:rsid="00187bed" officeooo:paragraph-rsid="00187bed"/>
    </style:style>
    <style:style style:name="P5" style:family="paragraph" style:parent-style-name="Standard">
      <style:text-properties officeooo:rsid="0019d968" officeooo:paragraph-rsid="0019d96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9d9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P 2 – Algoritmos y programación 2 – Juárez</text:p>
      <text:p text:style-name="Standard"/>
      <text:p text:style-name="Standard"><text:span text:style-name="T1">Equipo</text:span>: ./main() </text:p>
      <text:p text:style-name="Standard"/>
      <text:p text:style-name="Standard"/>
      <text:p text:style-name="P2">División de tareas:</text:p>
      <text:p text:style-name="Standard"/>
      <text:p text:style-name="P1">V<text:span text:style-name="T2">é</text:span>rtice: Anita Vernieri</text:p>
      <text:p text:style-name="P1"/>
      <text:p text:style-name="P1">Grafo: Anita Vernieri</text:p>
      <text:p text:style-name="P1"/>
      <text:p text:style-name="P1">Modularización menú: Anita Vernieri</text:p>
      <text:p text:style-name="P1"/>
      <text:p text:style-name="P1">Arista: Ariel Alejandro Quintero, Anita Vernieri, María Zanatta</text:p>
      <text:p text:style-name="P1"/>
      <text:p text:style-name="P1">Kruskal: Ariel Alejandro Quintero, Anita Vernieri, María Zanatta</text:p>
      <text:p text:style-name="P1"/>
      <text:p text:style-name="P1">Posición: María Zanatta</text:p>
      <text:p text:style-name="P1"/>
      <text:p text:style-name="P1">Diccionario: María Zanatta</text:p>
      <text:p text:style-name="P1"/>
      <text:p text:style-name="P1">Implementación del diccionario en el resto del tp: María Zanatta</text:p>
      <text:p text:style-name="P1"/>
      <text:p text:style-name="P5">Implementación de camino mínimo: Anita Vernieri</text:p>
      <text:p text:style-name="Standard"/>
      <text:p text:style-name="P1">UML: Ariel Alejandro Quintero, Anita Vernieri, María Zanatta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3.1.3$Linux_X86_64 LibreOffice_project/30$Build-3</meta:generator>
    <dc:date>2022-07-01T16:56:15.748094548</dc:date>
    <meta:editing-duration>PT7M58S</meta:editing-duration>
    <meta:editing-cycles>2</meta:editing-cycles>
    <meta:document-statistic meta:table-count="0" meta:image-count="0" meta:object-count="0" meta:page-count="1" meta:paragraph-count="13" meta:word-count="68" meta:character-count="505" meta:non-whitespace-character-count="447"/>
  </office:meta>
</office:document-meta>
</file>